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3f5" officeooo:paragraph-rsid="000683f5"/>
    </style:style>
    <style:style style:name="P2" style:family="paragraph" style:parent-style-name="Standard">
      <style:paragraph-properties fo:text-align="justify" style:justify-single-word="false"/>
      <style:text-properties officeooo:rsid="000683f5" officeooo:paragraph-rsid="000683f5"/>
    </style:style>
    <style:style style:name="P3" style:family="paragraph" style:parent-style-name="Standard">
      <style:text-properties fo:font-weight="bold" officeooo:rsid="000683f5" officeooo:paragraph-rsid="000683f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683f5" officeooo:paragraph-rsid="000683f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683f5" officeooo:paragraph-rsid="000683f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8e528" officeooo:paragraph-rsid="0008e528" style:font-size-asian="14pt" style:font-weight-asian="bold" style:font-size-complex="14pt" style:font-weight-complex="bold"/>
    </style:style>
    <style:style style:name="T1" style:family="text">
      <style:text-properties officeooo:rsid="0008e528"/>
    </style:style>
    <style:style style:name="T2" style:family="text">
      <style:text-properties officeooo:rsid="00093e85"/>
    </style:style>
    <style:style style:name="T3" style:family="text">
      <style:text-properties officeooo:rsid="00096a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 </text:p>
      <text:p text:style-name="P6">REPORTE PDF DE LA FAMILIA</text:p>
      <text:p text:style-name="P1"/>
      <text:p text:style-name="P1"/>
      <text:p text:style-name="P3">Objetivo</text:p>
      <text:p text:style-name="P1"/>
      <text:p text:style-name="P2">El objetivo <text:span text:style-name="T2">es generar por familia un reporte que puede ser a futuro almacenado, guardado en carpetas o llevar un registro físico de cuantas familias posee el consejo comunal</text:span></text:p>
      <text:p text:style-name="P2"/>
      <text:p text:style-name="P4">¿Qué se ha hecho?</text:p>
      <text:p text:style-name="P2"/>
      <text:p text:style-name="P2"><text:span text:style-name="T1">Ya se pueden registrar los integrantes de la familia y llenar todos los datos y registros del grupo familiar y genera el reporte de la familia viendo una vista previa en html y luego imprimirlo en pdf</text:span>. <text:span text:style-name="T3">Ademas de traer los datos del registro del usuario.</text:span></text:p>
      <text:p text:style-name="P2"/>
      <text:p text:style-name="P4">¿Dificultades?</text:p>
      <text:p text:style-name="P2"/>
      <text:p text:style-name="P2"><text:span text:style-name="T3">En traer los datos del grupo familiar ya que realice un FOREACH a tcc.persons pero me arroja un error de odoo y no me carga la pagina, al igual que en la relacion many2many</text:span>.</text:p>
      <text:p text:style-name="P2"/>
      <text:p text:style-name="P4">¿En que punto se encuentra el proyecto?</text:p>
      <text:p text:style-name="P2"/>
      <text:p text:style-name="P2">Actualmente <text:span text:style-name="T1"><text:s/>ya el 95% del trabajo esta realiz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04:01.968081849</meta:creation-date>
    <dc:date>2017-11-21T20:57:10.943960365</dc:date>
    <meta:editing-duration>PT13M56S</meta:editing-duration>
    <meta:editing-cycles>4</meta:editing-cycles>
    <meta:generator>LibreOffice/5.1.6.2$Linux_x86 LibreOffice_project/10m0$Build-2</meta:generator>
    <meta:document-statistic meta:table-count="0" meta:image-count="0" meta:object-count="0" meta:page-count="1" meta:paragraph-count="10" meta:word-count="136" meta:character-count="762" meta:non-whitespace-character-count="634"/>
  </office:meta>
</office:document-meta>
</file>